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35pt"/>
    </style:style>
    <style:style style:name="co2" style:family="table-column">
      <style:table-column-properties fo:break-before="auto" style:column-width="40.05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74.49pt"/>
    </style:style>
    <style:style style:name="co5" style:family="table-column">
      <style:table-column-properties fo:break-before="auto" style:column-width="64.35pt"/>
    </style:style>
    <style:style style:name="co6" style:family="table-column">
      <style:table-column-properties fo:break-before="auto" style:column-width="89.35pt"/>
    </style:style>
    <style:style style:name="co7" style:family="table-column">
      <style:table-column-properties fo:break-before="auto" style:column-width="43.46pt"/>
    </style:style>
    <style:style style:name="co8" style:family="table-column">
      <style:table-column-properties fo:break-before="auto" style:column-width="57.6pt"/>
    </style:style>
    <style:style style:name="co9" style:family="table-column">
      <style:table-column-properties fo:break-before="auto" style:column-width="73.81pt"/>
    </style:style>
    <style:style style:name="co10" style:family="table-column">
      <style:table-column-properties fo:break-before="auto" style:column-width="42.7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eople-annota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/>
          <table:table-cell office:value-type="string" calcext:value-type="string">
            <text:p>domain</text:p>
          </table:table-cell>
          <table:table-cell office:value-type="string" calcext:value-type="string">
            <text:p>word1</text:p>
          </table:table-cell>
          <table:table-cell office:value-type="string" calcext:value-type="string">
            <text:p>word2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same_object</text:p>
          </table:table-cell>
          <table:table-cell office:value-type="string" calcext:value-type="string">
            <text:p>subrelation</text:p>
          </table:table-cell>
          <table:table-cell office:value-type="string" calcext:value-type="string">
            <text:p>totalfreq</text:p>
          </table:table-cell>
          <table:table-cell office:value-type="string" calcext:value-type="string">
            <text:p>freq-w1-w2</text:p>
          </table:table-cell>
          <table:table-cell office:value-type="string" calcext:value-type="string">
            <text:p>freq-w2-w1</text:p>
          </table:table-cell>
          <table:table-cell office:value-type="string" calcext:value-type="string">
            <text:p>domain_w1</text:p>
          </table:table-cell>
          <table:table-cell office:value-type="string" calcext:value-type="string">
            <text:p>domain_w2</text:p>
          </table:table-cell>
          <table:table-cell office:value-type="string" calcext:value-type="string">
            <text:p>syn_w1</text:p>
          </table:table-cell>
          <table:table-cell office:value-type="string" calcext:value-type="string">
            <text:p>syn_w2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518" calcext:value-type="float">
            <text:p>2518</text:p>
          </table:table-cell>
          <table:table-cell office:value-type="float" office:value="1278" calcext:value-type="float">
            <text:p>1278</text:p>
          </table:table-cell>
          <table:table-cell office:value-type="float" office:value="1240" calcext:value-type="float">
            <text:p>124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184" calcext:value-type="float">
            <text:p>2184</text:p>
          </table:table-cell>
          <table:table-cell office:value-type="float" office:value="1275" calcext:value-type="float">
            <text:p>1275</text:p>
          </table:table-cell>
          <table:table-cell office:value-type="float" office:value="909" calcext:value-type="float">
            <text:p>90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$F$2:.$F$101];&quot;t&quot;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029" calcext:value-type="float">
            <text:p>2029</text:p>
          </table:table-cell>
          <table:table-cell office:value-type="float" office:value="1360" calcext:value-type="float">
            <text:p>1360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$F$2:.$F$101];&quot;f&quot;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536" calcext:value-type="float">
            <text:p>1536</text:p>
          </table:table-cell>
          <table:table-cell office:value-type="float" office:value="1470" calcext:value-type="float">
            <text:p>14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453" calcext:value-type="float">
            <text:p>1453</text:p>
          </table:table-cell>
          <table:table-cell office:value-type="float" office:value="1064" calcext:value-type="float">
            <text:p>1064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430" calcext:value-type="float">
            <text:p>1430</text:p>
          </table:table-cell>
          <table:table-cell office:value-type="float" office:value="886" calcext:value-type="float">
            <text:p>886</text:p>
          </table:table-cell>
          <table:table-cell office:value-type="float" office:value="544" calcext:value-type="float">
            <text:p>54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1384" calcext:value-type="float">
            <text:p>1384</text:p>
          </table:table-cell>
          <table:table-cell office:value-type="float" office:value="1307" calcext:value-type="float">
            <text:p>1307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315" calcext:value-type="float">
            <text:p>1315</text:p>
          </table:table-cell>
          <table:table-cell office:value-type="float" office:value="1171" calcext:value-type="float">
            <text:p>1171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1167" calcext:value-type="float">
            <text:p>1167</text:p>
          </table:table-cell>
          <table:table-cell office:value-type="float" office:value="783" calcext:value-type="float">
            <text:p>783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123" calcext:value-type="float">
            <text:p>1123</text:p>
          </table:table-cell>
          <table:table-cell office:value-type="float" office:value="1093" calcext:value-type="float">
            <text:p>109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116" calcext:value-type="float">
            <text:p>1116</text:p>
          </table:table-cell>
          <table:table-cell office:value-type="float" office:value="1092" calcext:value-type="float">
            <text:p>10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1081" calcext:value-type="float">
            <text:p>1081</text:p>
          </table:table-cell>
          <table:table-cell office:value-type="float" office:value="817" calcext:value-type="float">
            <text:p>817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1057" calcext:value-type="float">
            <text:p>1057</text:p>
          </table:table-cell>
          <table:table-cell office:value-type="float" office:value="656" calcext:value-type="float">
            <text:p>656</text:p>
          </table:table-cell>
          <table:table-cell office:value-type="float" office:value="401" calcext:value-type="float">
            <text:p>40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057" calcext:value-type="float">
            <text:p>1057</text:p>
          </table:table-cell>
          <table:table-cell office:value-type="float" office:value="876" calcext:value-type="float">
            <text:p>876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995" calcext:value-type="float">
            <text:p>995</text:p>
          </table:table-cell>
          <table:table-cell office:value-type="float" office:value="915" calcext:value-type="float">
            <text:p>91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897" calcext:value-type="float">
            <text:p>897</text:p>
          </table:table-cell>
          <table:table-cell office:value-type="float" office:value="808" calcext:value-type="float">
            <text:p>808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838" calcext:value-type="float">
            <text:p>838</text:p>
          </table:table-cell>
          <table:table-cell office:value-type="float" office:value="592" calcext:value-type="float">
            <text:p>592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769" calcext:value-type="float">
            <text:p>769</text:p>
          </table:table-cell>
          <table:table-cell office:value-type="float" office:value="733" calcext:value-type="float">
            <text:p>73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754" calcext:value-type="float">
            <text:p>754</text:p>
          </table:table-cell>
          <table:table-cell office:value-type="float" office:value="672" calcext:value-type="float">
            <text:p>67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745" calcext:value-type="float">
            <text:p>745</text:p>
          </table:table-cell>
          <table:table-cell office:value-type="float" office:value="545" calcext:value-type="float">
            <text:p>54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734" calcext:value-type="float">
            <text:p>734</text:p>
          </table:table-cell>
          <table:table-cell office:value-type="float" office:value="552" calcext:value-type="float">
            <text:p>55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oose_synonyms</text:p>
          </table:table-cell>
          <table:table-cell office:value-type="float" office:value="717" calcext:value-type="float">
            <text:p>717</text:p>
          </table:table-cell>
          <table:table-cell office:value-type="float" office:value="679" calcext:value-type="float">
            <text:p>67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704" calcext:value-type="float">
            <text:p>704</text:p>
          </table:table-cell>
          <table:table-cell office:value-type="float" office:value="535" calcext:value-type="float">
            <text:p>535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702" calcext:value-type="float">
            <text:p>702</text:p>
          </table:table-cell>
          <table:table-cell office:value-type="float" office:value="584" calcext:value-type="float">
            <text:p>58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676" calcext:value-type="float">
            <text:p>676</text:p>
          </table:table-cell>
          <table:table-cell office:value-type="float" office:value="528" calcext:value-type="float">
            <text:p>52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665" calcext:value-type="float">
            <text:p>665</text:p>
          </table:table-cell>
          <table:table-cell office:value-type="float" office:value="522" calcext:value-type="float">
            <text:p>52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661" calcext:value-type="float">
            <text:p>661</text:p>
          </table:table-cell>
          <table:table-cell office:value-type="float" office:value="416" calcext:value-type="float">
            <text:p>416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658" calcext:value-type="float">
            <text:p>658</text:p>
          </table:table-cell>
          <table:table-cell office:value-type="float" office:value="435" calcext:value-type="float">
            <text:p>435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642" calcext:value-type="float">
            <text:p>642</text:p>
          </table:table-cell>
          <table:table-cell office:value-type="float" office:value="565" calcext:value-type="float">
            <text:p>565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620" calcext:value-type="float">
            <text:p>620</text:p>
          </table:table-cell>
          <table:table-cell office:value-type="float" office:value="527" calcext:value-type="float">
            <text:p>52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619" calcext:value-type="float">
            <text:p>619</text:p>
          </table:table-cell>
          <table:table-cell office:value-type="float" office:value="502" calcext:value-type="float">
            <text:p>502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605" calcext:value-type="float">
            <text:p>605</text:p>
          </table:table-cell>
          <table:table-cell office:value-type="float" office:value="589" calcext:value-type="float">
            <text:p>58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586" calcext:value-type="float">
            <text:p>586</text:p>
          </table:table-cell>
          <table:table-cell office:value-type="float" office:value="560" calcext:value-type="float">
            <text:p>56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565" calcext:value-type="float">
            <text:p>565</text:p>
          </table:table-cell>
          <table:table-cell office:value-type="float" office:value="536" calcext:value-type="float">
            <text:p>53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562" calcext:value-type="float">
            <text:p>562</text:p>
          </table:table-cell>
          <table:table-cell office:value-type="float" office:value="481" calcext:value-type="float">
            <text:p>48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561" calcext:value-type="float">
            <text:p>561</text:p>
          </table:table-cell>
          <table:table-cell office:value-type="float" office:value="511" calcext:value-type="float">
            <text:p>51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535" calcext:value-type="float">
            <text:p>535</text:p>
          </table:table-cell>
          <table:table-cell office:value-type="float" office:value="324" calcext:value-type="float">
            <text:p>324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495" calcext:value-type="float">
            <text:p>495</text:p>
          </table:table-cell>
          <table:table-cell office:value-type="float" office:value="303" calcext:value-type="float">
            <text:p>30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494" calcext:value-type="float">
            <text:p>494</text:p>
          </table:table-cell>
          <table:table-cell office:value-type="float" office:value="335" calcext:value-type="float">
            <text:p>335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453" calcext:value-type="float">
            <text:p>453</text:p>
          </table:table-cell>
          <table:table-cell office:value-type="float" office:value="303" calcext:value-type="float">
            <text:p>30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450" calcext:value-type="float">
            <text:p>450</text:p>
          </table:table-cell>
          <table:table-cell office:value-type="float" office:value="412" calcext:value-type="float">
            <text:p>4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439" calcext:value-type="float">
            <text:p>439</text:p>
          </table:table-cell>
          <table:table-cell office:value-type="float" office:value="407" calcext:value-type="float">
            <text:p>40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ypernym.2</text:p>
          </table:table-cell>
          <table:table-cell office:value-type="float" office:value="403" calcext:value-type="float">
            <text:p>403</text:p>
          </table:table-cell>
          <table:table-cell office:value-type="float" office:value="386" calcext:value-type="float">
            <text:p>38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400" calcext:value-type="float">
            <text:p>400</text:p>
          </table:table-cell>
          <table:table-cell office:value-type="float" office:value="221" calcext:value-type="float">
            <text:p>22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393" calcext:value-type="float">
            <text:p>393</text:p>
          </table:table-cell>
          <table:table-cell office:value-type="float" office:value="312" calcext:value-type="float">
            <text:p>31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388" calcext:value-type="float">
            <text:p>388</text:p>
          </table:table-cell>
          <table:table-cell office:value-type="float" office:value="369" calcext:value-type="float">
            <text:p>36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377" calcext:value-type="float">
            <text:p>377</text:p>
          </table:table-cell>
          <table:table-cell office:value-type="float" office:value="289" calcext:value-type="float">
            <text:p>289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375" calcext:value-type="float">
            <text:p>375</text:p>
          </table:table-cell>
          <table:table-cell office:value-type="float" office:value="220" calcext:value-type="float">
            <text:p>220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374" calcext:value-type="float">
            <text:p>374</text:p>
          </table:table-cell>
          <table:table-cell office:value-type="float" office:value="359" calcext:value-type="float">
            <text:p>35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nt</text:p>
          </table:table-cell>
          <table:table-cell office:value-type="float" office:value="373" calcext:value-type="float">
            <text:p>373</text:p>
          </table:table-cell>
          <table:table-cell office:value-type="float" office:value="189" calcext:value-type="float">
            <text:p>189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354" calcext:value-type="float">
            <text:p>354</text:p>
          </table:table-cell>
          <table:table-cell office:value-type="float" office:value="318" calcext:value-type="float">
            <text:p>3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346" calcext:value-type="float">
            <text:p>346</text:p>
          </table:table-cell>
          <table:table-cell office:value-type="float" office:value="335" calcext:value-type="float">
            <text:p>3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339" calcext:value-type="float">
            <text:p>339</text:p>
          </table:table-cell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332" calcext:value-type="float">
            <text:p>332</text:p>
          </table:table-cell>
          <table:table-cell office:value-type="float" office:value="284" calcext:value-type="float">
            <text:p>28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329" calcext:value-type="float">
            <text:p>329</text:p>
          </table:table-cell>
          <table:table-cell office:value-type="float" office:value="250" calcext:value-type="float">
            <text:p>25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78" calcext:value-type="float">
            <text:p>467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325" calcext:value-type="float">
            <text:p>325</text:p>
          </table:table-cell>
          <table:table-cell office:value-type="float" office:value="207" calcext:value-type="float">
            <text:p>207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322" calcext:value-type="float">
            <text:p>322</text:p>
          </table:table-cell>
          <table:table-cell office:value-type="float" office:value="284" calcext:value-type="float">
            <text:p>28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314" calcext:value-type="float">
            <text:p>314</text:p>
          </table:table-cell>
          <table:table-cell office:value-type="float" office:value="211" calcext:value-type="float">
            <text:p>211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307" calcext:value-type="float">
            <text:p>307</text:p>
          </table:table-cell>
          <table:table-cell office:value-type="float" office:value="269" calcext:value-type="float">
            <text:p>26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305" calcext:value-type="float">
            <text:p>305</text:p>
          </table:table-cell>
          <table:table-cell office:value-type="float" office:value="235" calcext:value-type="float">
            <text:p>2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303" calcext:value-type="float">
            <text:p>303</text:p>
          </table:table-cell>
          <table:table-cell office:value-type="float" office:value="297" calcext:value-type="float">
            <text:p>29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98" calcext:value-type="float">
            <text:p>298</text:p>
          </table:table-cell>
          <table:table-cell office:value-type="float" office:value="242" calcext:value-type="float">
            <text:p>24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93" calcext:value-type="float">
            <text:p>293</text:p>
          </table:table-cell>
          <table:table-cell office:value-type="float" office:value="205" calcext:value-type="float">
            <text:p>20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nt</text:p>
          </table:table-cell>
          <table:table-cell office:value-type="float" office:value="291" calcext:value-type="float">
            <text:p>291</text:p>
          </table:table-cell>
          <table:table-cell office:value-type="float" office:value="229" calcext:value-type="float">
            <text:p>229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85" calcext:value-type="float">
            <text:p>285</text:p>
          </table:table-cell>
          <table:table-cell office:value-type="float" office:value="222" calcext:value-type="float">
            <text:p>22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83" calcext:value-type="float">
            <text:p>283</text:p>
          </table:table-cell>
          <table:table-cell office:value-type="float" office:value="234" calcext:value-type="float">
            <text:p>23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83" calcext:value-type="float">
            <text:p>283</text:p>
          </table:table-cell>
          <table:table-cell office:value-type="float" office:value="270" calcext:value-type="float">
            <text:p>27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82" calcext:value-type="float">
            <text:p>282</text:p>
          </table:table-cell>
          <table:table-cell office:value-type="float" office:value="189" calcext:value-type="float">
            <text:p>18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79" calcext:value-type="float">
            <text:p>279</text:p>
          </table:table-cell>
          <table:table-cell office:value-type="float" office:value="159" calcext:value-type="float">
            <text:p>159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ypernym.2</text:p>
          </table:table-cell>
          <table:table-cell office:value-type="float" office:value="278" calcext:value-type="float">
            <text:p>278</text:p>
          </table:table-cell>
          <table:table-cell office:value-type="float" office:value="250" calcext:value-type="float">
            <text:p>25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77" calcext:value-type="float">
            <text:p>277</text:p>
          </table:table-cell>
          <table:table-cell office:value-type="float" office:value="261" calcext:value-type="float">
            <text:p>26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77" calcext:value-type="float">
            <text:p>277</text:p>
          </table:table-cell>
          <table:table-cell office:value-type="float" office:value="189" calcext:value-type="float">
            <text:p>189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73" calcext:value-type="float">
            <text:p>273</text:p>
          </table:table-cell>
          <table:table-cell office:value-type="float" office:value="171" calcext:value-type="float">
            <text:p>171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72" calcext:value-type="float">
            <text:p>272</text:p>
          </table:table-cell>
          <table:table-cell office:value-type="float" office:value="187" calcext:value-type="float">
            <text:p>187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71" calcext:value-type="float">
            <text:p>271</text:p>
          </table:table-cell>
          <table:table-cell office:value-type="float" office:value="246" calcext:value-type="float">
            <text:p>24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71" calcext:value-type="float">
            <text:p>271</text:p>
          </table:table-cell>
          <table:table-cell office:value-type="float" office:value="151" calcext:value-type="float">
            <text:p>15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toddl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69" calcext:value-type="float">
            <text:p>269</text:p>
          </table:table-cell>
          <table:table-cell office:value-type="float" office:value="237" calcext:value-type="float">
            <text:p>23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c_disagreemnt</text:p>
          </table:table-cell>
          <table:table-cell office:value-type="float" office:value="263" calcext:value-type="float">
            <text:p>263</text:p>
          </table:table-cell>
          <table:table-cell office:value-type="float" office:value="148" calcext:value-type="float">
            <text:p>148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60" calcext:value-type="float">
            <text:p>260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59" calcext:value-type="float">
            <text:p>259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58" calcext:value-type="float">
            <text:p>258</text:p>
          </table:table-cell>
          <table:table-cell office:value-type="float" office:value="241" calcext:value-type="float">
            <text:p>2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55" calcext:value-type="float">
            <text:p>255</text:p>
          </table:table-cell>
          <table:table-cell office:value-type="float" office:value="246" calcext:value-type="float">
            <text:p>24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54" calcext:value-type="float">
            <text:p>254</text:p>
          </table:table-cell>
          <table:table-cell office:value-type="float" office:value="215" calcext:value-type="float">
            <text:p>2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51" calcext:value-type="float">
            <text:p>251</text:p>
          </table:table-cell>
          <table:table-cell office:value-type="float" office:value="159" calcext:value-type="float">
            <text:p>159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50" calcext:value-type="float">
            <text:p>250</text:p>
          </table:table-cell>
          <table:table-cell office:value-type="float" office:value="210" calcext:value-type="float">
            <text:p>21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tcher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49" calcext:value-type="float">
            <text:p>249</text:p>
          </table:table-cell>
          <table:table-cell office:value-type="float" office:value="209" calcext:value-type="float">
            <text:p>20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48" calcext:value-type="float">
            <text:p>248</text:p>
          </table:table-cell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245" calcext:value-type="float">
            <text:p>245</text:p>
          </table:table-cell>
          <table:table-cell office:value-type="float" office:value="192" calcext:value-type="float">
            <text:p>19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41" calcext:value-type="float">
            <text:p>241</text:p>
          </table:table-cell>
          <table:table-cell office:value-type="float" office:value="183" calcext:value-type="float">
            <text:p>183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09" calcext:value-type="float">
            <text:p>520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ypernym.2</text:p>
          </table:table-cell>
          <table:table-cell office:value-type="float" office:value="239" calcext:value-type="float">
            <text:p>239</text:p>
          </table:table-cell>
          <table:table-cell office:value-type="float" office:value="178" calcext:value-type="float">
            <text:p>178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30" calcext:value-type="float">
            <text:p>230</text:p>
          </table:table-cell>
          <table:table-cell office:value-type="float" office:value="124" calcext:value-type="float">
            <text:p>12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soccer play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30" calcext:value-type="float">
            <text:p>230</text:p>
          </table:table-cell>
          <table:table-cell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29" calcext:value-type="float">
            <text:p>229</text:p>
          </table:table-cell>
          <table:table-cell office:value-type="float" office:value="168" calcext:value-type="float">
            <text:p>168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25" calcext:value-type="float">
            <text:p>225</text:p>
          </table:table-cell>
          <table:table-cell office:value-type="float" office:value="178" calcext:value-type="float">
            <text:p>17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23" calcext:value-type="float">
            <text:p>223</text:p>
          </table:table-cell>
          <table:table-cell office:value-type="float" office:value="209" calcext:value-type="float">
            <text:p>2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c_disagreemnt</text:p>
          </table:table-cell>
          <table:table-cell office:value-type="float" office:value="220" calcext:value-type="float">
            <text:p>220</text:p>
          </table:table-cell>
          <table:table-cell office:value-type="float" office:value="119" calcext:value-type="float">
            <text:p>119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19" calcext:value-type="float">
            <text:p>219</text:p>
          </table:table-cell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18" calcext:value-type="float">
            <text:p>218</text:p>
          </table:table-cell>
          <table:table-cell office:value-type="float" office:value="177" calcext:value-type="float">
            <text:p>17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17" calcext:value-type="float">
            <text:p>217</text:p>
          </table:table-cell>
          <table:table-cell office:value-type="float" office:value="146" calcext:value-type="float">
            <text:p>146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153" calcext:value-type="float">
            <text:p>15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54" calcext:value-type="float">
            <text:p>395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120" calcext:value-type="float">
            <text:p>12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50" calcext:value-type="float">
            <text:p>845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117" calcext:value-type="float">
            <text:p>117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float" office:value="178" calcext:value-type="float">
            <text:p>17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toddl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127" calcext:value-type="float">
            <text:p>12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142" calcext:value-type="float">
            <text:p>14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159" calcext:value-type="float">
            <text:p>159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120" calcext:value-type="float">
            <text:p>12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164" calcext:value-type="float">
            <text:p>16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72" calcext:value-type="float">
            <text:p>17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occer 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59" calcext:value-type="float">
            <text:p>159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182" calcext:value-type="float">
            <text:p>18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24" calcext:value-type="float">
            <text:p>38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office:value-type="float" office:value="123" calcext:value-type="float">
            <text:p>123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21" calcext:value-type="float">
            <text:p>12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toddl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159" calcext:value-type="float">
            <text:p>15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office:value-type="float" office:value="141" calcext:value-type="float">
            <text:p>14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18" calcext:value-type="float">
            <text:p>11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eena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16" calcext:value-type="float">
            <text:p>11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69" calcext:value-type="float">
            <text:p>386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114" calcext:value-type="float">
            <text:p>11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02" calcext:value-type="float">
            <text:p>10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137" calcext:value-type="float">
            <text:p>13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114" calcext:value-type="float">
            <text:p>11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teena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135" calcext:value-type="float">
            <text:p>13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79" calcext:value-type="float">
            <text:p>467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102" calcext:value-type="float">
            <text:p>10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39" calcext:value-type="float">
            <text:p>13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119" calcext:value-type="float">
            <text:p>11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122" calcext:value-type="float">
            <text:p>1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86" calcext:value-type="float">
            <text:p>468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123" calcext:value-type="float">
            <text:p>12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122" calcext:value-type="float">
            <text:p>12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34" calcext:value-type="float">
            <text:p>13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137" calcext:value-type="float">
            <text:p>13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36" calcext:value-type="float">
            <text:p>13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34" calcext:value-type="float">
            <text:p>563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73" calcext:value-type="float">
            <text:p>1077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94" calcext:value-type="float">
            <text:p>9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119" calcext:value-type="float">
            <text:p>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26" calcext:value-type="float">
            <text:p>38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04" calcext:value-type="float">
            <text:p>10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occer player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105" calcext:value-type="float">
            <text:p>10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29" calcext:value-type="float">
            <text:p>382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98" calcext:value-type="float">
            <text:p>649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93" calcext:value-type="float">
            <text:p>9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67" calcext:value-type="float">
            <text:p>646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84" calcext:value-type="float">
            <text:p>968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ka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occer player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ka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78" calcext:value-type="float">
            <text:p>417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43" calcext:value-type="float">
            <text:p>1124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occer 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83" calcext:value-type="float">
            <text:p>518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e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occer player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44" calcext:value-type="float">
            <text:p>964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28" calcext:value-type="float">
            <text:p>382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15" calcext:value-type="float">
            <text:p>42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ska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47" calcext:value-type="float">
            <text:p>1164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ska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99" calcext:value-type="float">
            <text:p>479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te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65" calcext:value-type="float">
            <text:p>456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93" calcext:value-type="float">
            <text:p>439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42" calcext:value-type="float">
            <text:p>1124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soccer 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18" calcext:value-type="float">
            <text:p>1141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gam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99" calcext:value-type="float">
            <text:p>609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33" calcext:value-type="float">
            <text:p>963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87" calcext:value-type="float">
            <text:p>438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07" calcext:value-type="float">
            <text:p>860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occer playe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53" calcext:value-type="float">
            <text:p>395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253" calcext:value-type="float">
            <text:p>2725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occer player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50" calcext:value-type="float">
            <text:p>1095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76" calcext:value-type="float">
            <text:p>1147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35" calcext:value-type="float">
            <text:p>963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35" calcext:value-type="float">
            <text:p>593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72" calcext:value-type="float">
            <text:p>777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03" calcext:value-type="float">
            <text:p>830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umpir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54" calcext:value-type="float">
            <text:p>645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eena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3" calcext:value-type="float">
            <text:p>432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81" calcext:value-type="float">
            <text:p>738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52" calcext:value-type="float">
            <text:p>855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oddle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teena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47" calcext:value-type="float">
            <text:p>474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22" calcext:value-type="float">
            <text:p>642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gam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58" calcext:value-type="float">
            <text:p>815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79" calcext:value-type="float">
            <text:p>757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ska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03" calcext:value-type="float">
            <text:p>560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ou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92" calcext:value-type="float">
            <text:p>949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77" calcext:value-type="float">
            <text:p>377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13" calcext:value-type="float">
            <text:p>981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83" calcext:value-type="float">
            <text:p>468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76" calcext:value-type="float">
            <text:p>1077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02" calcext:value-type="float">
            <text:p>480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59" calcext:value-type="float">
            <text:p>855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6" calcext:value-type="float">
            <text:p>43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gam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teena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81" calcext:value-type="float">
            <text:p>448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64" calcext:value-type="float">
            <text:p>1366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20" calcext:value-type="float">
            <text:p>562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86" calcext:value-type="float">
            <text:p>368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49" calcext:value-type="float">
            <text:p>754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24" calcext:value-type="float">
            <text:p>110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70" calcext:value-type="float">
            <text:p>517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22" calcext:value-type="float">
            <text:p>652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7" calcext:value-type="float">
            <text:p>399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50" calcext:value-type="float">
            <text:p>1745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41" calcext:value-type="float">
            <text:p>894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43" calcext:value-type="float">
            <text:p>1434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32" calcext:value-type="float">
            <text:p>563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55" calcext:value-type="float">
            <text:p>885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tcher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73" calcext:value-type="float">
            <text:p>1097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87" calcext:value-type="float">
            <text:p>1798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70" calcext:value-type="float">
            <text:p>1367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66" calcext:value-type="float">
            <text:p>866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69" calcext:value-type="float">
            <text:p>396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08" calcext:value-type="float">
            <text:p>440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55" calcext:value-type="float">
            <text:p>635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52" calcext:value-type="float">
            <text:p>1165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oddler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65" calcext:value-type="float">
            <text:p>866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82" calcext:value-type="float">
            <text:p>1288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04" calcext:value-type="float">
            <text:p>480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50" calcext:value-type="float">
            <text:p>1165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86" calcext:value-type="float">
            <text:p>1098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41" calcext:value-type="float">
            <text:p>534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68" calcext:value-type="float">
            <text:p>626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ou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71" calcext:value-type="float">
            <text:p>387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66" calcext:value-type="float">
            <text:p>626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59" calcext:value-type="float">
            <text:p>1095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56" calcext:value-type="float">
            <text:p>885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tcher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42" calcext:value-type="float">
            <text:p>834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33" calcext:value-type="float">
            <text:p>563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ska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gam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ye 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60" calcext:value-type="float">
            <text:p>926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82" calcext:value-type="float">
            <text:p>518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it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79" calcext:value-type="float">
            <text:p>737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22" calcext:value-type="float">
            <text:p>622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94" calcext:value-type="float">
            <text:p>369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ena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ye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32" calcext:value-type="float">
            <text:p>383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67" calcext:value-type="float">
            <text:p>576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52" calcext:value-type="float">
            <text:p>885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tcher</text:p>
          </table:table-cell>
          <table:table-cell office:value-type="string" calcext:value-type="string">
            <text:p>umpi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05" calcext:value-type="float">
            <text:p>960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15" calcext:value-type="float">
            <text:p>56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12" calcext:value-type="float">
            <text:p>1021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28" calcext:value-type="float">
            <text:p>1172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85" calcext:value-type="float">
            <text:p>618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19" calcext:value-type="float">
            <text:p>611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oup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teena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84" calcext:value-type="float">
            <text:p>618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86" calcext:value-type="float">
            <text:p>1148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75" calcext:value-type="float">
            <text:p>1097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75" calcext:value-type="float">
            <text:p>737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teena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te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83" calcext:value-type="float">
            <text:p>448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unglass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ye 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ri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59" calcext:value-type="float">
            <text:p>645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40" calcext:value-type="float">
            <text:p>854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03" calcext:value-type="float">
            <text:p>1140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02" calcext:value-type="float">
            <text:p>440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38" calcext:value-type="float">
            <text:p>1223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teena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kate 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mo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ycli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67" calcext:value-type="float">
            <text:p>396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37" calcext:value-type="float">
            <text:p>593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96" calcext:value-type="float">
            <text:p>1449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894" calcext:value-type="float">
            <text:p>2089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atch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40" calcext:value-type="float">
            <text:p>1354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56" calcext:value-type="float">
            <text:p>565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scat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86" calcext:value-type="float">
            <text:p>1178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59" calcext:value-type="float">
            <text:p>1145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93" calcext:value-type="float">
            <text:p>1049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teena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65" calcext:value-type="float">
            <text:p>1006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ye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47" calcext:value-type="float">
            <text:p>564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scat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17" calcext:value-type="float">
            <text:p>541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83" calcext:value-type="float">
            <text:p>488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tennis r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34" calcext:value-type="float">
            <text:p>793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k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20" calcext:value-type="float">
            <text:p>1952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photograph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88" calcext:value-type="float">
            <text:p>1008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48" calcext:value-type="float">
            <text:p>854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r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83" calcext:value-type="float">
            <text:p>738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oddler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29" calcext:value-type="float">
            <text:p>792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54" calcext:value-type="float">
            <text:p>1385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71" calcext:value-type="float">
            <text:p>1097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00" calcext:value-type="float">
            <text:p>1090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09" calcext:value-type="float">
            <text:p>1000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41" calcext:value-type="float">
            <text:p>964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78" calcext:value-type="float">
            <text:p>857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16" calcext:value-type="float">
            <text:p>180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86" calcext:value-type="float">
            <text:p>618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28" calcext:value-type="float">
            <text:p>592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41" calcext:value-type="float">
            <text:p>584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jean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03" calcext:value-type="float">
            <text:p>530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unglass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ye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65" calcext:value-type="float">
            <text:p>1336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93" calcext:value-type="float">
            <text:p>1099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22" calcext:value-type="float">
            <text:p>912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19" calcext:value-type="float">
            <text:p>651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57" calcext:value-type="float">
            <text:p>545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43" calcext:value-type="float">
            <text:p>454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7" calcext:value-type="float">
            <text:p>432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39" calcext:value-type="float">
            <text:p>353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kate 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499" calcext:value-type="float">
            <text:p>2249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obile 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13" calcext:value-type="float">
            <text:p>1461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hotograph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90" calcext:value-type="float">
            <text:p>1179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56" calcext:value-type="float">
            <text:p>1145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17" calcext:value-type="float">
            <text:p>911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97" calcext:value-type="float">
            <text:p>779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83" calcext:value-type="float">
            <text:p>768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49" calcext:value-type="float">
            <text:p>634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16" calcext:value-type="float">
            <text:p>52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48" calcext:value-type="float">
            <text:p>454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69" calcext:value-type="float">
            <text:p>446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nnis r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44" calcext:value-type="float">
            <text:p>564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cat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13" calcext:value-type="float">
            <text:p>661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30" calcext:value-type="float">
            <text:p>2053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07" calcext:value-type="float">
            <text:p>1770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65" calcext:value-type="float">
            <text:p>1676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41" calcext:value-type="float">
            <text:p>1434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83" calcext:value-type="float">
            <text:p>1388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40" calcext:value-type="float">
            <text:p>964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r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41" calcext:value-type="float">
            <text:p>834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gam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05" calcext:value-type="float">
            <text:p>6705</text:p>
          </table:table-cell>
          <table:table-cell table:number-columns-repeated="2"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frisb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82" calcext:value-type="float">
            <text:p>618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59" calcext:value-type="float">
            <text:p>565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cat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e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50" calcext:value-type="float">
            <text:p>515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04" calcext:value-type="float">
            <text:p>440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03" calcext:value-type="float">
            <text:p>440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38" calcext:value-type="float">
            <text:p>353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ank 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87" calcext:value-type="float">
            <text:p>658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94" calcext:value-type="float">
            <text:p>1179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87" calcext:value-type="float">
            <text:p>1148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16" calcext:value-type="float">
            <text:p>69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16" calcext:value-type="float">
            <text:p>61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77" calcext:value-type="float">
            <text:p>417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68" calcext:value-type="float">
            <text:p>1136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635" calcext:value-type="float">
            <text:p>2163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117" calcext:value-type="float">
            <text:p>1911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62" calcext:value-type="float">
            <text:p>1816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93" calcext:value-type="float">
            <text:p>1229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ell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43" calcext:value-type="float">
            <text:p>594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82" calcext:value-type="float">
            <text:p>468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25" calcext:value-type="float">
            <text:p>592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74" calcext:value-type="float">
            <text:p>787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527" calcext:value-type="float">
            <text:p>2252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84" calcext:value-type="float">
            <text:p>1448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83" calcext:value-type="float">
            <text:p>1098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02" calcext:value-type="float">
            <text:p>1090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49" calcext:value-type="float">
            <text:p>884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tcher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04" calcext:value-type="float">
            <text:p>830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umpi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35" calcext:value-type="float">
            <text:p>793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k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84" calcext:value-type="float">
            <text:p>608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52" calcext:value-type="float">
            <text:p>395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ye 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09" calcext:value-type="float">
            <text:p>830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umpi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95" calcext:value-type="float">
            <text:p>1659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04" calcext:value-type="float">
            <text:p>1070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75" calcext:value-type="float">
            <text:p>967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18" calcext:value-type="float">
            <text:p>911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51" calcext:value-type="float">
            <text:p>845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48" calcext:value-type="float">
            <text:p>694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61" calcext:value-type="float">
            <text:p>646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60" calcext:value-type="float">
            <text:p>646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39" calcext:value-type="float">
            <text:p>583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jean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48" calcext:value-type="float">
            <text:p>474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48" calcext:value-type="float">
            <text:p>444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ka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ska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12" calcext:value-type="float">
            <text:p>751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116" calcext:value-type="float">
            <text:p>391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42" calcext:value-type="float">
            <text:p>2004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60" calcext:value-type="float">
            <text:p>1556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gam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45" calcext:value-type="float">
            <text:p>854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r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38" calcext:value-type="float">
            <text:p>833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51" calcext:value-type="float">
            <text:p>745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34" calcext:value-type="float">
            <text:p>693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31" calcext:value-type="float">
            <text:p>383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occer player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skate 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13" calcext:value-type="float">
            <text:p>521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741" calcext:value-type="float">
            <text:p>1874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261" calcext:value-type="float">
            <text:p>2326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237" calcext:value-type="float">
            <text:p>2123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24" calcext:value-type="float">
            <text:p>62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09" calcext:value-type="float">
            <text:p>860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skate 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14" calcext:value-type="float">
            <text:p>661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25" calcext:value-type="float">
            <text:p>1652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mobile 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42" calcext:value-type="float">
            <text:p>1514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69" calcext:value-type="float">
            <text:p>1246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74" calcext:value-type="float">
            <text:p>1237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48" calcext:value-type="float">
            <text:p>1094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98" calcext:value-type="float">
            <text:p>1089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leevel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65" calcext:value-type="float">
            <text:p>1086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37" calcext:value-type="float">
            <text:p>753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86" calcext:value-type="float">
            <text:p>728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09" calcext:value-type="float">
            <text:p>640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51" calcext:value-type="float">
            <text:p>635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77" calcext:value-type="float">
            <text:p>477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unglass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toothbr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te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71" calcext:value-type="float">
            <text:p>1177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jean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04" calcext:value-type="float">
            <text:p>1670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81" calcext:value-type="float">
            <text:p>1308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ell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42" calcext:value-type="float">
            <text:p>1434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38" calcext:value-type="float">
            <text:p>1513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67" calcext:value-type="float">
            <text:p>1176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jean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68" calcext:value-type="float">
            <text:p>1786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goal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966" calcext:value-type="float">
            <text:p>2396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hotograph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510" calcext:value-type="float">
            <text:p>2451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33" calcext:value-type="float">
            <text:p>793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sk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20" calcext:value-type="float">
            <text:p>912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82" calcext:value-type="float">
            <text:p>738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gam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42" calcext:value-type="float">
            <text:p>704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tennis r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3" calcext:value-type="float">
            <text:p>399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94" calcext:value-type="float">
            <text:p>589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99" calcext:value-type="float">
            <text:p>659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39" calcext:value-type="float">
            <text:p>813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897" calcext:value-type="float">
            <text:p>4589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hir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515" calcext:value-type="float">
            <text:p>245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301" calcext:value-type="float">
            <text:p>2430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383" calcext:value-type="float">
            <text:p>2338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706" calcext:value-type="float">
            <text:p>1970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97" calcext:value-type="float">
            <text:p>1449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997" calcext:value-type="float">
            <text:p>1399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67" calcext:value-type="float">
            <text:p>866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258" calcext:value-type="float">
            <text:p>2525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86" calcext:value-type="float">
            <text:p>738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40" calcext:value-type="float">
            <text:p>614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54" calcext:value-type="float">
            <text:p>545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41" calcext:value-type="float">
            <text:p>454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23" calcext:value-type="float">
            <text:p>652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39" calcext:value-type="float">
            <text:p>1433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57" calcext:value-type="float">
            <text:p>1145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30" calcext:value-type="float">
            <text:p>1273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03" calcext:value-type="float">
            <text:p>1400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66" calcext:value-type="float">
            <text:p>1416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661" calcext:value-type="float">
            <text:p>2766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ki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114" calcext:value-type="float">
            <text:p>1911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115" calcext:value-type="float">
            <text:p>191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249" calcext:value-type="float">
            <text:p>2024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007" calcext:value-type="float">
            <text:p>2500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68" calcext:value-type="float">
            <text:p>726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378" calcext:value-type="float">
            <text:p>5337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28" calcext:value-type="float">
            <text:p>1142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77" calcext:value-type="float">
            <text:p>387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lad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21" calcext:value-type="float">
            <text:p>652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ri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80" calcext:value-type="float">
            <text:p>648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40" calcext:value-type="float">
            <text:p>634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74" calcext:value-type="float">
            <text:p>417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frisb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49" calcext:value-type="float">
            <text:p>1284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94" calcext:value-type="float">
            <text:p>1449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90" calcext:value-type="float">
            <text:p>1209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33" calcext:value-type="float">
            <text:p>1103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22" calcext:value-type="float">
            <text:p>1402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54" calcext:value-type="float">
            <text:p>1285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10" calcext:value-type="float">
            <text:p>1501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116" calcext:value-type="float">
            <text:p>191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790" calcext:value-type="float">
            <text:p>1979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569" calcext:value-type="float">
            <text:p>3056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21" calcext:value-type="float">
            <text:p>912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81" calcext:value-type="float">
            <text:p>1068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tche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90" calcext:value-type="float">
            <text:p>1049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risb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ennis r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85" calcext:value-type="float">
            <text:p>488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11" calcext:value-type="float">
            <text:p>861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85" calcext:value-type="float">
            <text:p>468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48" calcext:value-type="float">
            <text:p>554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ska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31" calcext:value-type="float">
            <text:p>613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36" calcext:value-type="float">
            <text:p>683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tank 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96" calcext:value-type="float">
            <text:p>709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weat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50" calcext:value-type="float">
            <text:p>745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03" calcext:value-type="float">
            <text:p>1200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06" calcext:value-type="float">
            <text:p>760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te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47" calcext:value-type="float">
            <text:p>834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11" calcext:value-type="float">
            <text:p>941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ravel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32" calcext:value-type="float">
            <text:p>963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r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51" calcext:value-type="float">
            <text:p>1515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69" calcext:value-type="float">
            <text:p>1306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72" calcext:value-type="float">
            <text:p>1417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63" calcext:value-type="float">
            <text:p>1436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ackpa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248" calcext:value-type="float">
            <text:p>2024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98" calcext:value-type="float">
            <text:p>609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78" calcext:value-type="float">
            <text:p>757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53" calcext:value-type="float">
            <text:p>645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13" calcext:value-type="float">
            <text:p>541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car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oddler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76" calcext:value-type="float">
            <text:p>377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47" calcext:value-type="float">
            <text:p>514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18" calcext:value-type="float">
            <text:p>521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01" calcext:value-type="float">
            <text:p>530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ir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37" calcext:value-type="float">
            <text:p>1433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10" calcext:value-type="float">
            <text:p>861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54" calcext:value-type="float">
            <text:p>1045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68" calcext:value-type="float">
            <text:p>1176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92" calcext:value-type="float">
            <text:p>1229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ell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956" calcext:value-type="float">
            <text:p>1395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09" calcext:value-type="float">
            <text:p>760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te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38" calcext:value-type="float">
            <text:p>1433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43" calcext:value-type="float">
            <text:p>1484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13" calcext:value-type="float">
            <text:p>1661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45" calcext:value-type="float">
            <text:p>1824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983" calcext:value-type="float">
            <text:p>2898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ki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71" calcext:value-type="float">
            <text:p>777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icycli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toothbr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71" calcext:value-type="float">
            <text:p>607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scat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lay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08" calcext:value-type="float">
            <text:p>390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weat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67" calcext:value-type="float">
            <text:p>416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ports 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46" calcext:value-type="float">
            <text:p>434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frisb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42" calcext:value-type="float">
            <text:p>454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otorcycli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79" calcext:value-type="float">
            <text:p>517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82" calcext:value-type="float">
            <text:p>1178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87" calcext:value-type="float">
            <text:p>1228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ell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68" calcext:value-type="float">
            <text:p>1246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65" calcext:value-type="float">
            <text:p>1306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33" calcext:value-type="float">
            <text:p>1373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69" calcext:value-type="float">
            <text:p>1596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56" calcext:value-type="float">
            <text:p>1515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344" calcext:value-type="float">
            <text:p>1534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k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40" calcext:value-type="float">
            <text:p>1764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91" calcext:value-type="float">
            <text:p>1779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70" calcext:value-type="float">
            <text:p>1787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oali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499" calcext:value-type="float">
            <text:p>2749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984" calcext:value-type="float">
            <text:p>2898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t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485" calcext:value-type="float">
            <text:p>4048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yeglass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118" calcext:value-type="float">
            <text:p>4211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33" calcext:value-type="float">
            <text:p>1173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72" calcext:value-type="float">
            <text:p>1177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jean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01" calcext:value-type="float">
            <text:p>1120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toddl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16" calcext:value-type="float">
            <text:p>42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57" calcext:value-type="float">
            <text:p>865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toothbr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gow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sports 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skate 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15" calcext:value-type="float">
            <text:p>54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37" calcext:value-type="float">
            <text:p>603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te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73" calcext:value-type="float">
            <text:p>787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27" calcext:value-type="float">
            <text:p>792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12" calcext:value-type="float">
            <text:p>831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umpi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30" calcext:value-type="float">
            <text:p>593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63" calcext:value-type="float">
            <text:p>856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94" calcext:value-type="float">
            <text:p>1689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toothbr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79" calcext:value-type="float">
            <text:p>1177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24" calcext:value-type="float">
            <text:p>130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occer player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99" calcext:value-type="float">
            <text:p>1429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278" calcext:value-type="float">
            <text:p>1527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38" calcext:value-type="float">
            <text:p>1603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47" calcext:value-type="float">
            <text:p>1824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52" calcext:value-type="float">
            <text:p>1705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38" calcext:value-type="float">
            <text:p>1753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261" calcext:value-type="float">
            <text:p>2126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654" calcext:value-type="float">
            <text:p>2465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879" calcext:value-type="float">
            <text:p>3387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894" calcext:value-type="float">
            <text:p>4589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ir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08" calcext:value-type="float">
            <text:p>1090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leevel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15" calcext:value-type="float">
            <text:p>113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gam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88" calcext:value-type="float">
            <text:p>648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80" calcext:value-type="float">
            <text:p>1068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tcher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46" calcext:value-type="float">
            <text:p>454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oddler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usiness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92" calcext:value-type="float">
            <text:p>369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oothbr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79" calcext:value-type="float">
            <text:p>1027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frisb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little gir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71" calcext:value-type="float">
            <text:p>517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33" calcext:value-type="float">
            <text:p>693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19" calcext:value-type="float">
            <text:p>751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96" calcext:value-type="float">
            <text:p>779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occer player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49" calcext:value-type="float">
            <text:p>834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53" calcext:value-type="float">
            <text:p>915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78" calcext:value-type="float">
            <text:p>1517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24" calcext:value-type="float">
            <text:p>170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ketball player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99" calcext:value-type="float">
            <text:p>1669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42" calcext:value-type="float">
            <text:p>1754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44" calcext:value-type="float">
            <text:p>1514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70" calcext:value-type="float">
            <text:p>1477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38" calcext:value-type="float">
            <text:p>1703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950" calcext:value-type="float">
            <text:p>1395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93" calcext:value-type="float">
            <text:p>1759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95" calcext:value-type="float">
            <text:p>1779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411" calcext:value-type="float">
            <text:p>1941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797" calcext:value-type="float">
            <text:p>2279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124" calcext:value-type="float">
            <text:p>321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664" calcext:value-type="float">
            <text:p>3266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eye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71" calcext:value-type="float">
            <text:p>1367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86" calcext:value-type="float">
            <text:p>1388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hit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97" calcext:value-type="float">
            <text:p>669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64" calcext:value-type="float">
            <text:p>1186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sk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91" calcext:value-type="float">
            <text:p>589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04" calcext:value-type="float">
            <text:p>1120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ad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video gam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toothbr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88" calcext:value-type="float">
            <text:p>438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56" calcext:value-type="float">
            <text:p>645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69" calcext:value-type="float">
            <text:p>786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19" calcext:value-type="float">
            <text:p>911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85" calcext:value-type="float">
            <text:p>998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86" calcext:value-type="float">
            <text:p>998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41" calcext:value-type="float">
            <text:p>1614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311" calcext:value-type="float">
            <text:p>1931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ell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57" calcext:value-type="float">
            <text:p>1905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35" calcext:value-type="float">
            <text:p>1823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teena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56" calcext:value-type="float">
            <text:p>1775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risbe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08" calcext:value-type="float">
            <text:p>1670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48" calcext:value-type="float">
            <text:p>1514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07" calcext:value-type="float">
            <text:p>1600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285" calcext:value-type="float">
            <text:p>1528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03" calcext:value-type="float">
            <text:p>1460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teena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953" calcext:value-type="float">
            <text:p>1395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93" calcext:value-type="float">
            <text:p>2019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frisb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453" calcext:value-type="float">
            <text:p>1945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995" calcext:value-type="float">
            <text:p>3099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754" calcext:value-type="float">
            <text:p>2275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travel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961" calcext:value-type="float">
            <text:p>2396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226" calcext:value-type="float">
            <text:p>252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387" calcext:value-type="float">
            <text:p>2538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pec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758" calcext:value-type="float">
            <text:p>2575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ki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397" calcext:value-type="float">
            <text:p>2739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27" calcext:value-type="float">
            <text:p>1252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812" calcext:value-type="float">
            <text:p>3281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162" calcext:value-type="float">
            <text:p>3316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499" calcext:value-type="float">
            <text:p>3649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386" calcext:value-type="float">
            <text:p>5338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763" calcext:value-type="float">
            <text:p>7476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30" calcext:value-type="float">
            <text:p>1253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74" calcext:value-type="float">
            <text:p>1367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33" calcext:value-type="float">
            <text:p>1243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ur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76" calcext:value-type="float">
            <text:p>777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te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knee p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frisb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ifegu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79" calcext:value-type="float">
            <text:p>507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5" calcext:value-type="float">
            <text:p>513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ennis r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13" calcext:value-type="float">
            <text:p>561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oupl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61" calcext:value-type="float">
            <text:p>566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scat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80" calcext:value-type="float">
            <text:p>608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63" calcext:value-type="float">
            <text:p>666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22" calcext:value-type="float">
            <text:p>752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lay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40" calcext:value-type="float">
            <text:p>814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88" calcext:value-type="float">
            <text:p>1098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sunglass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37" calcext:value-type="float">
            <text:p>853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r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49" calcext:value-type="float">
            <text:p>1214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06" calcext:value-type="float">
            <text:p>1200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87" calcext:value-type="float">
            <text:p>1198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05" calcext:value-type="float">
            <text:p>1200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94" calcext:value-type="float">
            <text:p>1079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38" calcext:value-type="float">
            <text:p>963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r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35" calcext:value-type="float">
            <text:p>933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46" calcext:value-type="float">
            <text:p>894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96" calcext:value-type="float">
            <text:p>1429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occer player</text:p>
          </table:table-cell>
          <table:table-cell office:value-type="string" calcext:value-type="string">
            <text:p>teena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833" calcext:value-type="float">
            <text:p>2083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61" calcext:value-type="float">
            <text:p>1436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ackpa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67" calcext:value-type="float">
            <text:p>1476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07" calcext:value-type="float">
            <text:p>1650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97" calcext:value-type="float">
            <text:p>1749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teena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55" calcext:value-type="float">
            <text:p>1755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80" calcext:value-type="float">
            <text:p>1788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35" calcext:value-type="float">
            <text:p>1833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64" calcext:value-type="float">
            <text:p>2996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obile 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864" calcext:value-type="float">
            <text:p>2386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391" calcext:value-type="float">
            <text:p>2439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671" calcext:value-type="float">
            <text:p>2667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997" calcext:value-type="float">
            <text:p>2699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124" calcext:value-type="float">
            <text:p>291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occer player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008" calcext:value-type="float">
            <text:p>4000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422" calcext:value-type="float">
            <text:p>7442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70" calcext:value-type="float">
            <text:p>1247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32" calcext:value-type="float">
            <text:p>1423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danc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84" calcext:value-type="float">
            <text:p>1178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81" calcext:value-type="float">
            <text:p>968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ou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knee p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knee p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ska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80" calcext:value-type="float">
            <text:p>668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lay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din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64" calcext:value-type="float">
            <text:p>636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amer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71" calcext:value-type="float">
            <text:p>787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73" calcext:value-type="float">
            <text:p>1787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oali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98" calcext:value-type="float">
            <text:p>1659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09" calcext:value-type="float">
            <text:p>1590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41" calcext:value-type="float">
            <text:p>1554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39" calcext:value-type="float">
            <text:p>1553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88" calcext:value-type="float">
            <text:p>1428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19" calcext:value-type="float">
            <text:p>1171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sweat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65" calcext:value-type="float">
            <text:p>1276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58" calcext:value-type="float">
            <text:p>1245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27" calcext:value-type="float">
            <text:p>1132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gam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67" calcext:value-type="float">
            <text:p>1116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74" calcext:value-type="float">
            <text:p>1097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05" calcext:value-type="float">
            <text:p>1090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49" calcext:value-type="float">
            <text:p>1904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ing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64" calcext:value-type="float">
            <text:p>1826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662" calcext:value-type="float">
            <text:p>2766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t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313" calcext:value-type="float">
            <text:p>1931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ell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847" calcext:value-type="float">
            <text:p>2984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76" calcext:value-type="float">
            <text:p>1007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eye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661" calcext:value-type="float">
            <text:p>5266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224" calcext:value-type="float">
            <text:p>482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698" calcext:value-type="float">
            <text:p>3969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643" calcext:value-type="float">
            <text:p>3264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ki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210" calcext:value-type="float">
            <text:p>3121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942" calcext:value-type="float">
            <text:p>2794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003" calcext:value-type="float">
            <text:p>2100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oali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512" calcext:value-type="float">
            <text:p>2751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297" calcext:value-type="float">
            <text:p>2729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umpi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391" calcext:value-type="float">
            <text:p>2539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pec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008" calcext:value-type="float">
            <text:p>2500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un 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849" calcext:value-type="float">
            <text:p>2384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621" calcext:value-type="float">
            <text:p>2362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93" calcext:value-type="float">
            <text:p>1069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66" calcext:value-type="float">
            <text:p>666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61" calcext:value-type="float">
            <text:p>946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lad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05" calcext:value-type="float">
            <text:p>560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oupl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91" calcext:value-type="float">
            <text:p>439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83" calcext:value-type="float">
            <text:p>378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male chi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9">00/00/0000</text:date>, <text:time style:data-style-name="N2" text:time-value="10:10:14.0162999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MacOSX_X86_64 LibreOffice_project/3d9a8b4b4e538a85e0782bd6c2d430bafe583448</meta:generator>
    <dc:date>2019-05-09T10:15:25.312311964</dc:date>
    <meta:editing-duration>PT5M11S</meta:editing-duration>
    <meta:editing-cycles>2</meta:editing-cycles>
    <meta:document-statistic meta:table-count="1" meta:cell-count="12215" meta:object-count="0"/>
  </office:meta>
</office:document-meta>
</file>